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es" fo:country="ES" fo:font-weight="normal" style:font-weight-asian="normal" style:font-weight-complex="normal"/>
    </style:style>
    <style:style style:name="P2" style:family="paragraph" style:parent-style-name="Standard">
      <style:text-properties officeooo:rsid="0014d452" officeooo:paragraph-rsid="0014d452"/>
    </style:style>
    <style:style style:name="P3" style:family="paragraph" style:parent-style-name="Standard">
      <style:paragraph-properties fo:text-align="justify" style:justify-single-word="false"/>
      <style:text-properties officeooo:rsid="0014d452" officeooo:paragraph-rsid="0014d452"/>
    </style:style>
    <style:style style:name="P4" style:family="paragraph" style:parent-style-name="Standard">
      <style:paragraph-properties fo:text-align="justify" style:justify-single-word="false"/>
      <style:text-properties officeooo:rsid="001535f7" officeooo:paragraph-rsid="001535f7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officeooo:paragraph-rsid="00180074"/>
    </style:style>
    <style:style style:name="P8" style:family="paragraph" style:parent-style-name="Standard">
      <style:paragraph-properties fo:text-align="justify" style:justify-single-word="false"/>
      <style:text-properties fo:language="es" fo:country="ES" fo:font-weight="normal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officeooo:rsid="0015bda2" officeooo:paragraph-rsid="0015bda2"/>
    </style:style>
    <style:style style:name="P10" style:family="paragraph" style:parent-style-name="Standard">
      <style:paragraph-properties fo:text-align="justify" style:justify-single-word="false"/>
      <style:text-properties officeooo:rsid="00161df2" officeooo:paragraph-rsid="00161df2"/>
    </style:style>
    <style:style style:name="T1" style:family="text">
      <style:text-properties officeooo:rsid="001535f7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535f7" style:font-style-asian="normal" style:font-style-complex="normal"/>
    </style:style>
    <style:style style:name="T4" style:family="text">
      <style:text-properties fo:font-weight="bold"/>
    </style:style>
    <style:style style:name="T5" style:family="text">
      <style:text-properties officeooo:rsid="0015bda2"/>
    </style:style>
    <style:style style:name="T6" style:family="text">
      <style:text-properties officeooo:rsid="00161df2"/>
    </style:style>
    <style:style style:name="T7" style:family="text">
      <style:text-properties fo:language="es" fo:country="ES" fo:font-weight="normal" style:font-weight-asian="normal" style:font-weight-complex="normal"/>
    </style:style>
    <style:style style:name="T8" style:family="text">
      <style:text-properties fo:language="es" fo:country="ES" fo:font-weight="normal" officeooo:rsid="00161df2" style:font-weight-asian="normal" style:font-weight-complex="normal"/>
    </style:style>
    <style:style style:name="T9" style:family="text">
      <style:text-properties officeooo:rsid="0018004a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180074"/>
    </style:style>
    <style:style style:name="T12" style:family="text">
      <style:text-properties officeooo:rsid="00199370"/>
    </style:style>
    <style:style style:name="T13" style:family="text">
      <style:text-properties officeooo:rsid="001ab811"/>
    </style:style>
    <style:style style:name="T14" style:family="text">
      <style:text-properties fo:background-color="#ffff00" loext:char-shading-value="0"/>
    </style:style>
    <style:style style:name="T15" style:family="text">
      <style:text-properties fo:background-color="#ffff00" loext:char-shading-value="0"/>
    </style:style>
    <style:style style:name="T16" style:family="text">
      <style:text-properties fo:background-color="transparent" loext:char-shading-value="0"/>
    </style:style>
    <style:style style:name="T17" style:family="text">
      <style:text-properties officeooo:rsid="001b30dc"/>
    </style:style>
    <style:style style:name="T18" style:family="text">
      <style:text-properties officeooo:rsid="001bbc3e"/>
    </style:style>
    <style:style style:name="T19" style:family="text">
      <style:text-properties officeooo:rsid="001f885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EMA 1. REPASO DE REDES.</text:p>
      <text:p text:style-name="Standard">PREGUNTAS INICIO</text:p>
      <text:p text:style-name="Standard"/>
      <text:p text:style-name="P2">Juan Carlos Velasco 2ºDAW</text:p>
      <text:p text:style-name="Standard"/>
      <text:p text:style-name="P5">1. ¿Qué es una red informática?</text:p>
      <text:p text:style-name="P1">Una red informática es un conjunto de dispositivos que se encuentran interconectados entre si a través de un medio, estos intercambian información.</text:p>
      <text:p text:style-name="P5"/>
      <text:p text:style-name="P5">2. ¿Cuáles son los principales tipos de redes según su alcance?</text:p>
      <text:p text:style-name="P3">LAN: red local o privada</text:p>
      <text:p text:style-name="P3">MAN:red metropolitana</text:p>
      <text:p text:style-name="P3">WAN:red amplia</text:p>
      <text:p text:style-name="P5"/>
      <text:p text:style-name="P5">3. ¿Qué es una dirección IP y para qué se utiliza?</text:p>
      <text:p text:style-name="P3">Es la dirección del protocolo de internet que utiliza un dispositivo para comunicarse.</text:p>
      <text:p text:style-name="P5"/>
      <text:p text:style-name="P5">4. ¿Cuál es la diferencia entre una dirección IP estática y una dinámica?</text:p>
      <text:p text:style-name="P3">La IP estática se asigna una vez y no vuelve a cambiarse, por el contrario las dinámicas cambian con el tiempo aportando una mayor seguridad <text:s/></text:p>
      <text:p text:style-name="P5"/>
      <text:p text:style-name="P5">5. ¿Qué es una máscara de subred y cuál es su función?</text:p>
      <text:p text:style-name="P4">Es un numero de bits que divide la dirección IP <text:s/>en una parte de red y la otra host.</text:p>
      <text:p text:style-name="P5"/>
      <text:p text:style-name="P5">6. ¿Qué es un router y cuál es su función en una red?</text:p>
      <text:p text:style-name="P5"><text:span text:style-name="T1">Es el d</text:span>ispositivo que distribuye el flujo de paquetes de información entre redes de la manera más eficaz.</text:p>
      <text:p text:style-name="P5"/>
      <text:p text:style-name="P5">7. ¿Qué es un switch y en qué se diferencia de un hub?</text:p>
      <text:p text:style-name="P5"><text:span text:style-name="T2">Un </text:span><text:span text:style-name="Emphasis"><text:span text:style-name="T3">switch</text:span></text:span><text:span text:style-name="T2"> es un dispositivo </text:span><text:span text:style-name="Emphasis"><text:span text:style-name="T2">que</text:span></text:span><text:span text:style-name="T2"> permite interconectar dispositivos a través de una red de área local </text:span><text:span text:style-name="T3">y </text:span><text:span text:style-name="T2">la </text:span><text:span text:style-name="T3">principal </text:span><text:span text:style-name="T2">diferencia es que el hub envía todos los datos que recibe por todos los puertos y el switch lo envía solo al puerto del equipo correcto.</text:span></text:p>
      <text:p text:style-name="P5"/>
      <text:p text:style-name="P5">8. ¿Qué es un servidor DNS y cómo funciona?</text:p>
      <text:p text:style-name="P1"><text:span text:style-name="T5">Un </text:span>servidor DNS se encarg<text:span text:style-name="T5">a</text:span> de traducir <text:span text:style-name="T5">l</text:span>os nombres de dominio a direcciones IP numéricas, llevándoles al sitio web correcto.</text:p>
      <text:p text:style-name="P5"/>
      <text:p text:style-name="P5">9. ¿Qué es el protocolo TCP/IP y por qué es importante?</text:p>
      <text:p text:style-name="P1"><text:span text:style-name="T5">Es el </text:span>protocolo de enlace de datos que se usa en Internet para que los ordenadores y otros dispositivos envíen y reciban datos.</text:p>
      <text:p text:style-name="P5"/>
      <text:p text:style-name="P5">10. ¿Qué es una red LAN y cómo se diferencia de una WAN?</text:p>
      <text:p text:style-name="P9">Una red LAN es una redd local, normalmente interconectada por un switch o un hub,y la principal diferencia con una WAN es el rango que tienen, que en el caso de la WAN es mayor.</text:p>
      <text:p text:style-name="P5"/>
      <text:p text:style-name="P5">11. ¿Qué es una VPN y para qué se utiliza?</text:p>
      <text:p text:style-name="P10">Es una red virtual privada creada localmente, creando así una extensión segura para redes publicas o para navegar por internet</text:p>
      <text:p text:style-name="P5"/>
      <text:p text:style-name="P5"/>
      <text:p text:style-name="P5"/>
      <text:p text:style-name="P5"/>
      <text:p text:style-name="P5"><text:soft-page-break/>12. ¿Qué es el modelo OSI y cuáles son sus capas?</text:p>
      <text:p text:style-name="P5">Es un estándar que tiene por objetivo conseguir interconectar sistemas de procedencia distinta para que estos pudieran intercambiar información, <text:span text:style-name="T6">en el que se utilizan capas cada una con su función:</text:span></text:p>
      <text:p text:style-name="P5"><text:span text:style-name="T8">fi</text:span><text:span text:style-name="T7">sica, enlace de datos, red, transporte, sesión, presentación y aplicación.</text:span></text:p>
      <text:p text:style-name="P5"/>
      <text:p text:style-name="P5">13. ¿Qué es el protocolo HTTP y cuál es su función?</text:p>
      <text:p text:style-name="P1"><text:span text:style-name="T6">Es e</text:span>l protocolo de transferencia de hipertexto <text:span text:style-name="T6">el cual utiliza un</text:span> conjunto de reglas de comunicación para la comunicación cliente-servido<text:span text:style-name="T19">r</text:span></text:p>
      <text:p text:style-name="P5"/>
      <text:p text:style-name="P5">14. ¿Qué es el protocolo HTTPS y en qué se diferencia de HTTP?</text:p>
      <text:p text:style-name="P1"><text:span text:style-name="T9">E</text:span>s una versión más segura o una extensión de HTTP. En HTTPS, el navegador y el servidor establecen una conexión segura y cifrada antes de transferir datos, <text:span text:style-name="T9">a diferencia de HTTP.</text:span></text:p>
      <text:p text:style-name="P5"/>
      <text:p text:style-name="P5">15. ¿Qué es una dirección MAC y cómo se utiliza en una red?</text:p>
      <text:p text:style-name="P5"><text:span text:style-name="Strong_20_Emphasis"><text:span text:style-name="T10">La dirección MAC es un identificador único</text:span></text:span><text:span text:style-name="T10"> que cada fabricante le asigna a la tarjeta de red de sus dispositivos conectados</text:span></text:p>
      <text:p text:style-name="P5"/>
      <text:p text:style-name="P5">16. ¿Qué es un firewall y cuál es su función en una red?</text:p>
      <text:p text:style-name="P1">Un firewall es un sistema de seguridad de red de las computadoras que restringe el tráfico de Internet entrante, saliente o dentro de una red privada</text:p>
      <text:p text:style-name="P5"/>
      <text:p text:style-name="P5">17. ¿Qué es una red inalámbrica (Wi-Fi) y cómo se configura?<text:span text:style-name="T9">(NO)</text:span></text:p>
      <text:p text:style-name="P5"/>
      <text:p text:style-name="P7">18. ¿Qué es el protocolo DHCP y cuál es su función?</text:p>
      <text:p text:style-name="P7"><text:span text:style-name="T11">Es el</text:span> Protocolo de configuración dinámica de host <text:span text:style-name="T11">el cual </text:span>proporciona automáticamente un host de protocolo de Internet (IP) con su dirección IP y otra información de configuración relacionada, como la máscara de subred y la puerta de enlace de predeterminada.</text:p>
      <text:p text:style-name="P5"/>
      <text:p text:style-name="P5">19. ¿Qué es una topología de red y cuáles son los tipos más comunes?</text:p>
      <text:p text:style-name="P1"><text:span text:style-name="T12">E</text:span>s la disposición de una red, incluyendo sus nodos y líneas de conexión.<text:span text:style-name="T12">Sus tipos mas comunes son: en estrella, bus, malla, anillo o arbol</text:span></text:p>
      <text:p text:style-name="P5"/>
      <text:p text:style-name="P5">20. ¿Qué es el protocolo FTP y para qué se utiliza?</text:p>
      <text:p text:style-name="P1"><text:span text:style-name="T12">E</text:span>s un protocolo que se utiliza para transferir todo tipo de archivos entre equipos conectados a una red</text:p>
      <text:p text:style-name="P5"/>
      <text:p text:style-name="P5">21. ¿Qué es el protocolo SMTP y cuál es su función?</text:p>
      <text:p text:style-name="P1">Se trata de un protocolo de comunicación que se utiliza para enviar y recibir mensajes de correo electrónico a través de Internet.</text:p>
      <text:p text:style-name="P5"/>
      <text:p text:style-name="P5">22. ¿Qué es el protocolo POP3 y en qué se diferencia de IMAP?</text:p>
      <text:p text:style-name="P5"><text:span text:style-name="T12">El protocolo POP3 </text:span>se utiliza por los clientes locales de email para obtener los mensajes de email de un servidor remoto de correo electrónico. <text:span text:style-name="T12">Su principal diferencia es que el protocolo IMAP guarda los mensajes en el servidor y el POP3 de forma local.</text:span></text:p>
      <text:p text:style-name="P5"/>
      <text:p text:style-name="P5">23. ¿Qué es una red peer-to-peer (P2P) y cómo funciona?</text:p>
      <text:p text:style-name="P1">Una red P2P es un tipo de conexión entre ordenadores que permite compartir archivos o información sin necesidad de intermediarios</text:p>
      <text:p text:style-name="P5"/>
      <text:p text:style-name="P5"/>
      <text:p text:style-name="P5"/>
      <text:p text:style-name="P5"/>
      <text:p text:style-name="P5"><text:soft-page-break/>24. ¿Qué es el protocolo ICMP y para qué se utiliza?</text:p>
      <text:p text:style-name="P1"><text:span text:style-name="T13">Es</text:span> un protocolo que se utiliza dentro de una red para comunicar problemas con la transmisión de datos</text:p>
      <text:p text:style-name="P5"/>
      <text:p text:style-name="P5">25. ¿Qué es un ataque DDoS y cómo se puede prevenir?</text:p>
      <text:p text:style-name="P5"><text:span text:style-name="T16">En seguridad informática, un ataque de denegación de servicio, es un ataque a un sistema de computadoras o red que causa que un servicio o recurso sea inaccesible a los usuarios legítimos</text:span>​</text:p>
      <text:p text:style-name="P5"/>
      <text:p text:style-name="P5">26. ¿Qué es la calidad de servicio (QoS) en redes y por qué es importante?</text:p>
      <text:p text:style-name="P1"><text:span text:style-name="T17">Se</text:span> refiere a cualquier tecnología que gestiona el tráfico de datos para reducir la pérdida de paquetes <text:span text:style-name="T17">o</text:span> la latencia</text:p>
      <text:p text:style-name="P5"/>
      <text:p text:style-name="P5">27. ¿Qué es el protocolo SNMP y cuál es su función?</text:p>
      <text:p text:style-name="P5">El Protocolo simple de administración de red es un protocolo de la capa de aplicación que facilita el intercambio de información de administración entre dispositivos de red.</text:p>
      <text:p text:style-name="P5"/>
      <text:p text:style-name="P5">28. ¿Qué es una VLAN y para qué se utiliza?</text:p>
      <text:p text:style-name="P5">Una VLAN es un método para crear redes lógicas independientes dentro de una misma red física.</text:p>
      <text:p text:style-name="P5"/>
      <text:p text:style-name="P5">29. ¿Qué es el protocolo IPv6 y en qué se diferencia de IPv4?</text:p>
      <text:p text:style-name="P1"><text:span text:style-name="T18">Es el protocolo de direcciones versión 6 </text:span>que permite conectar diversos dispositivos a internet, identificándolos con una dirección única. Este protocolo viene a sustituir al IPv4 mucho más limitado en cuanto al número de direcciones IPs disponibles.</text:p>
      <text:p text:style-name="P5"/>
      <text:p text:style-name="P5">30. ¿Qué es el enrutamiento y cuáles son los principales tipos de algoritmos de</text:p>
      <text:p text:style-name="P5">enrutamiento?</text:p>
      <text:p text:style-name="P1">El enrutamiento es el proceso de selección de rutas en cualquier red. <text:s/><text:span text:style-name="T18">Existen dos tipos de algoritmos, el estático y el dinamico.</text:span>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9T13:29:17.652200784</meta:creation-date>
    <dc:date>2024-09-20T10:29:32.493058561</dc:date>
    <meta:editing-duration>PT1H44M43S</meta:editing-duration>
    <meta:editing-cycles>14</meta:editing-cycles>
    <meta:generator>LibreOffice/7.4.2.3$Linux_X86_64 LibreOffice_project/40$Build-3</meta:generator>
    <meta:document-statistic meta:table-count="0" meta:image-count="0" meta:object-count="0" meta:page-count="3" meta:paragraph-count="66" meta:word-count="1090" meta:character-count="6092" meta:non-whitespace-character-count="5063"/>
  </office:meta>
</office:document-meta>
</file>